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616cm" svg:y="13.479cm">
            <draw:object draw:notify-on-update-of-ranges="Sheet1.B33:Sheet1.B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Anzahl der eindeutig bestimmbaren Gene für -s = all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>
            <text:p>Anzahl der eindeutig bestimmbaren Gene für -s = 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.48">
            <text:p>26.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.52">
            <text:p>59.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.55">
            <text:p>81.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0.04">
            <text:p>90.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.14">
            <text:p>93.1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ant </meta:initial-creator>
    <meta:creation-date>2013-02-20T10:36:48</meta:creation-date>
    <dc:date>2013-02-20T12:02:14</dc:date>
    <dc:creator>quant </dc:creator>
    <meta:editing-duration>PT1H18M29S</meta:editing-duration>
    <meta:editing-cycles>3</meta:editing-cycles>
    <meta:generator>LibreOffice/3.5$Linux_x86 LibreOffice_project/350m1$Build-2</meta:generator>
    <meta:document-statistic meta:table-count="3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02cm" svg:y="0.316cm" chart:style-name="ch2">
          <text:p>percent of distinct genes for -s 0</text:p>
        </chart:title>
        <chart:legend chart:legend-position="end" svg:x="13.736cm" svg:y="4.201cm" style:legend-expansion="high" chart:style-name="ch3"/>
        <chart:plot-area chart:style-name="ch4" table:cell-range-address="Sheet1.B33:Sheet1.B48" svg:x="1.331cm" svg:y="1.635cm" svg:width="11.766cm" svg:height="6.204cm">
          <chartooo:coordinate-region svg:x="2.138cm" svg:y="1.835cm" svg:width="10.959cm" svg:height="5.357cm"/>
          <chart:axis chart:dimension="x" chart:name="primary-x" chart:style-name="ch5">
            <chart:title svg:x="5.953cm" svg:y="8.019cm" chart:style-name="ch6">
              <text:p>number of bases</text:p>
            </chart:title>
          </chart:axis>
          <chart:axis chart:dimension="y" chart:name="primary-y" chart:style-name="ch7">
            <chart:title svg:x="0.451cm" svg:y="6.541cm" chart:style-name="ch8">
              <text:p>percent of distinct genes</text:p>
            </chart:title>
            <chart:grid chart:style-name="ch9" chart:class="major"/>
          </chart:axis>
          <chart:series chart:style-name="ch10" chart:values-cell-range-address="Sheet1.B33:Sheet1.B48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3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14">
                <text:p>93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